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able_20_Contents" style:list-style-name="L3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2" style:family="paragraph" style:parent-style-name="Table_20_Contents" style:list-style-name="L3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Table_20_Contents" style:list-style-name="L38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7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6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2668717093825913890" text:style-name="L1">
        <text:list-item>
          <text:p text:style-name="P24">REVIEW </text:p>
        </text:list-item>
        <text:list-item>
          <text:p text:style-name="P24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43497930" text:continue-numbering="true" text:style-name="L1">
        <text:list-item>
          <text:list>
            <text:list-item>
              <text:p text:style-name="P24">==&gt; COMP</text:p>
            </text:list-item>
          </text:list>
        </text:list-item>
        <text:list-item>
          <text:p text:style-name="P24"/>
        </text:list-item>
      </text:list>
      <text:p text:style-name="P5"/>
      <text:p text:style-name="P5">[next]</text:p>
      <text:list xml:id="list1467973396378914106" text:style-name="L2">
        <text:list-item>
          <text:p text:style-name="P25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43525142" text:continue-numbering="true" text:style-name="L2">
        <text:list-item>
          <text:p text:style-name="P25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8883421303165948021" text:style-name="L3">
        <text:list-item>
          <text:p text:style-name="P26">REVIEW </text:p>
        </text:list-item>
        <text:list-item>
          <text:p text:style-name="P26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43521614" text:continue-numbering="true" text:style-name="L3">
        <text:list-item>
          <text:p text:style-name="P26"/>
        </text:list-item>
      </text:list>
      <text:p text:style-name="P5">[next]</text:p>
      <text:list xml:id="list6746883922102275183" text:style-name="L4">
        <text:list-item>
          <text:p text:style-name="P27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43513793" text:continue-numbering="true" text:style-name="L4">
        <text:list-item>
          <text:p text:style-name="P27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8361022436178730612" text:style-name="L5">
        <text:list-item>
          <text:p text:style-name="P28">REVIEW </text:p>
        </text:list-item>
        <text:list-item>
          <text:p text:style-name="P28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43518148" text:continue-numbering="true" text:style-name="L5">
        <text:list-item>
          <text:p text:style-name="P28"/>
          <text:list>
            <text:list-item>
              <text:p text:style-name="P28"/>
            </text:list-item>
          </text:list>
        </text:list-item>
      </text:list>
      <text:p text:style-name="P5"/>
      <text:p text:style-name="P5">[next]</text:p>
      <text:list xml:id="list6157820452029505929" text:style-name="L6">
        <text:list-item>
          <text:p text:style-name="P29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43506838" text:continue-numbering="true" text:style-name="L6">
        <text:list-item>
          <text:p text:style-name="P29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1265851740597091101" text:style-name="L7">
        <text:list-item>
          <text:p text:style-name="P30">REVIEW </text:p>
        </text:list-item>
        <text:list-item>
          <text:p text:style-name="P30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43521994" text:continue-numbering="true" text:style-name="L7">
        <text:list-item>
          <text:p text:style-name="P30"><text:soft-page-break/>TASK-2 : #21</text:p>
        </text:list-item>
      </text:list>
      <text:p text:style-name="P5"/>
      <text:p text:style-name="P5">[next]</text:p>
      <text:list xml:id="list7271796664776757659" text:style-name="L8">
        <text:list-item>
          <text:p text:style-name="P61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755964580366931707" text:style-name="L9">
        <text:list-item>
          <text:p text:style-name="P31">REVIEW </text:p>
        </text:list-item>
        <text:list-item>
          <text:p text:style-name="P31"><text:span text:style-name="T4">#_ </text:span>TASK-1 : #22</text:p>
        </text:list-item>
        <text:list-item>
          <text:p text:style-name="P31"><text:span text:style-name="T4">#_ </text:span>SEG-1 : search ==&gt; “plasma microwave discharge”</text:p>
          <text:list>
            <text:list-item>
              <text:p text:style-name="P31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1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3330791983876958019" text:style-name="L10">
        <text:list-item>
          <text:p text:style-name="P32">TASK : M-47 / #21.1 “<text:span text:style-name="T8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2168245083355546004" text:style-name="L11">
        <text:list-item>
          <text:p text:style-name="P33">REVIEW </text:p>
        </text:list-item>
        <text:list-item>
          <text:p text:style-name="P33"><text:span text:style-name="T4">#_ </text:span>TASK-1 : M-47 / #21.1 “<text:span text:style-name="T8">Gliding arc (GA) discharge</text:span>”</text:p>
          <text:list>
            <text:list-item>
              <text:p text:style-name="P33">==&gt; COMP</text:p>
            </text:list-item>
          </text:list>
        </text:list-item>
      </text:list>
      <text:p text:style-name="P5">[next]</text:p>
      <text:list xml:id="list6834374963197629934" text:style-name="L12">
        <text:list-item>
          <text:p text:style-name="P62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7058423802359267309" text:style-name="L13">
        <text:list-item>
          <text:p text:style-name="P34"><text:soft-page-break/>REVIEW </text:p>
        </text:list-item>
        <text:list-item>
          <text:p text:style-name="P34">TASK-1 : #21.1.1 ==&gt; memo-out</text:p>
          <text:list>
            <text:list-item>
              <text:p text:style-name="P34">T-1.1</text:p>
              <text:list>
                <text:list-item>
                  <text:p text:style-name="P34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8733862736982711755" text:style-name="L14">
        <text:list-item>
          <text:p text:style-name="P35">TASK : #22 / M-47</text:p>
          <text:list>
            <text:list-item>
              <text:p text:style-name="P35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5292086274087663526" text:style-name="L15">
        <text:list-item>
          <text:p text:style-name="P36">REVIEW </text:p>
        </text:list-item>
        <text:list-item>
          <text:p text:style-name="P36">TASK-1 : #22 / M-47</text:p>
          <text:list>
            <text:list-item>
              <text:p text:style-name="P36">search : plasma radio frequency</text:p>
              <text:list>
                <text:list-item>
                  <text:p text:style-name="P36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6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6">search : “RF plasma”</text:p>
              <text:list>
                <text:list-item>
                  <text:p text:style-name="P36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6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6">search : “plasma corona discharge”</text:p>
              <text:list>
                <text:list-item>
                  <text:p text:style-name="P36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6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6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</text:p>
          <text:list>
            <text:list-item>
              <text:list>
                <text:list-item>
                  <text:p text:style-name="P36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2745491435083469309" text:style-name="L16">
        <text:list-item>
          <text:p text:style-name="P63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307510287903192667" text:style-name="L17">
        <text:list-item>
          <text:p text:style-name="P37"><text:soft-page-break/>REVIEW </text:p>
        </text:list-item>
        <text:list-item>
          <text:p text:style-name="P37">TASK-1 : #24.6 / M-47 </text:p>
          <text:list>
            <text:list-item>
              <text:p text:style-name="P37">#24.6</text:p>
              <text:list>
                <text:list-item>
                  <text:p text:style-name="P37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7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5">[next]</text:p>
      <text:list xml:id="list8557746375290423095" text:style-name="L18">
        <text:list-item>
          <text:p text:style-name="P64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4475141307870773163" text:style-name="L19">
        <text:list-item>
          <text:p text:style-name="P38">REVIEW </text:p>
        </text:list-item>
        <text:list-item>
          <text:p text:style-name="P38">TASK-1 : </text:p>
          <text:list>
            <text:list-item>
              <text:p text:style-name="P38">==&gt; OK</text:p>
            </text:list-item>
          </text:list>
        </text:list-item>
      </text:list>
      <text:p text:style-name="P5">[next]</text:p>
      <text:list xml:id="list6394084208077083319" text:style-name="L20">
        <text:list-item>
          <text:p text:style-name="P39">TASK : M-47 : <text:span text:style-name="T10">#23</text:span></text:p>
          <text:list>
            <text:list-item>
              <text:p text:style-name="P39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5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4">#_ </text:span></text:p>
      <text:list xml:id="list1454597426562559597" text:style-name="L21">
        <text:list-item>
          <text:p text:style-name="P40">REVIEW </text:p>
        </text:list-item>
        <text:list-item>
          <text:p text:style-name="P40">TASK : M-47 : <text:span text:style-name="T10">#23 #23.1</text:span></text:p>
          <text:list>
            <text:list-item>
              <text:p text:style-name="P57">#23.1</text:p>
            </text:list-item>
            <text:list-item>
              <text:p text:style-name="P40">#23.3</text:p>
            </text:list-item>
            <text:list-item>
              <text:p text:style-name="P40">~ <text:span text:style-name="T10">#23.3.7</text:span></text:p>
            </text:list-item>
            <text:list-item>
              <text:p text:style-name="P40"/>
            </text:list-item>
          </text:list>
        </text:list-item>
      </text:list>
      <text:p text:style-name="P19">[next]</text:p>
      <text:list xml:id="list8315847853905417414" text:style-name="L22">
        <text:list-item>
          <text:p text:style-name="P41">TASK : <text:span text:style-name="T10">#23.4</text:span></text:p>
          <text:list>
            <text:list-item>
              <text:p text:style-name="P58"/>
            </text:list-item>
          </text:list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4">#_ </text:span></text:p>
      <text:list xml:id="list6769392439131560913" text:style-name="L23">
        <text:list-item>
          <text:p text:style-name="P42">REVIEW </text:p>
        </text:list-item>
        <text:list-item>
          <text:p text:style-name="P42">TASK-1 : M-47 : <text:span text:style-name="T10">#23.4</text:span></text:p>
          <text:list>
            <text:list-item>
              <text:p text:style-name="P42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2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2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787847198657961270" text:style-name="L24">
        <text:list-item>
          <text:p text:style-name="P43">TASK : M-47</text:p>
          <text:list>
            <text:list-item>
              <text:p text:style-name="P43"><text:s/><text:span text:style-name="T10">#23.4.1</text:span></text:p>
            </text:list-item>
          </text:list>
        </text:list-item>
        <text:list-item>
          <text:p text:style-name="P43"/>
        </text:list-item>
      </text:list>
      <text:p text:style-name="P5">[further]</text:p>
      <text:p text:style-name="P6"><text:soft-page-break/><text:line-break/><text:span text:style-name="T5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4">#_ </text:span></text:p>
      <text:list xml:id="list1137642112653543376" text:style-name="L25">
        <text:list-item>
          <text:p text:style-name="P44">REVIEW </text:p>
        </text:list-item>
        <text:list-item>
          <text:p text:style-name="P44"><text:span text:style-name="T4">#_ </text:span>SEG-1 : mapping</text:p>
          <text:list>
            <text:list-item>
              <text:p text:style-name="P44">C:\WORKS_2\WS\FM_2_20171104_225946\Projects\JVEMV6\37_miscs\23_co2</text:p>
              <text:list>
                <text:list-item>
                  <text:p text:style-name="P44">1_mind-map.mm</text:p>
                </text:list-item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20">M-47</text:p>
                </text:list-item>
                <text:list-item>
                  <text:p text:style-name="P59">#23.4.1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s: SOEC</text:p>
                  <text:list>
                    <text:list-item>
                      <text:p text:style-name="P44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4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4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1752356479253110389" text:style-name="L26">
        <text:list-item>
          <text:p text:style-name="P45">TASK</text:p>
          <text:list>
            <text:list-item>
              <text:p text:style-name="P45">M-47 : <text:span text:style-name="T10">#23.6</text:span></text:p>
            </text:list-item>
          </text:list>
        </text:list-item>
      </text:list>
      <text:p text:style-name="P5">[further]</text:p>
      <text:p text:style-name="P6"><text:line-break/><text:span text:style-name="T5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4">#_ </text:span></text:p>
      <text:list xml:id="list7939616557263172515" text:style-name="L27">
        <text:list-item>
          <text:p text:style-name="P46">REVIEW </text:p>
        </text:list-item>
        <text:list-item>
          <text:p text:style-name="P46">TASK-1 : M-47 : <text:span text:style-name="T10">#23.6</text:span></text:p>
          <text:list>
            <text:list-item>
              <text:p text:style-name="P46">? : “direct oxidative production of oxygenates”</text:p>
              <text:list>
                <text:list-item>
                  <text:p text:style-name="P46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6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6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6"/>
                </text:list-item>
              </text:list>
            </text:list-item>
          </text:list>
        </text:list-item>
      </text:list>
      <text:p text:style-name="P5">[next]</text:p>
      <text:list xml:id="list2800210622311900696" text:style-name="L28">
        <text:list-item>
          <text:p text:style-name="P47">TASK ==&gt; see memo</text:p>
        </text:list-item>
      </text:list>
      <text:p text:style-name="P5"><text:soft-page-break/>[further]</text:p>
      <text:p text:style-name="P6"><text:line-break/><text:span text:style-name="T5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4">#_ </text:span></text:p>
      <text:list xml:id="list7828622823360259752" text:style-name="L29">
        <text:list-item>
          <text:p text:style-name="P48">REVIEW </text:p>
        </text:list-item>
        <text:list-item>
          <text:p text:style-name="P48">TASK-1 : M-47 / #23</text:p>
          <text:list>
            <text:list-item>
              <text:p text:style-name="P48">up to : //20200727_154823</text:p>
            </text:list-item>
            <text:list-item>
              <text:p text:style-name="P48"><text:span text:style-name="T4">#_ </text:span>DRM ==&gt; what?</text:p>
              <text:list>
                <text:list-item>
                  <text:p text:style-name="P48">==&gt; “dry reforming of methane ” (2.2.1.)</text:p>
                </text:list-item>
              </text:list>
            </text:list-item>
            <text:list-item>
              <text:p text:style-name="P48"><text:span text:style-name="T4">#_ </text:span>rea<text:span text:style-name="T6">d : texts_47.odt </text:span></text:p>
              <text:list>
                <text:list-item>
                  <text:p text:style-name="P48">#6</text:p>
                </text:list-item>
              </text:list>
            </text:list-item>
            <text:list-item>
              <text:p text:style-name="P48">rea<text:span text:style-name="T6">d : M-47 / secton : 2.2.</text:span></text:p>
              <text:list>
                <text:list-item>
                  <text:p text:style-name="P56">mapping</text:p>
                </text:list-item>
              </text:list>
            </text:list-item>
          </text:list>
        </text:list-item>
      </text:list>
      <text:p text:style-name="P5">[next]</text:p>
      <text:list xml:id="list7799109292828718215" text:style-name="L30">
        <text:list-item>
          <text:p text:style-name="P49">TASK : #15 / M-47</text:p>
          <text:list>
            <text:list-item>
              <text:p text:style-name="P49">texts_47.odt</text:p>
            </text:list-item>
          </text:list>
        </text:list-item>
        <text:list-item>
          <text:p text:style-name="P49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5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4">#_ </text:span></text:p>
      <text:list xml:id="list2086206616453551425" text:style-name="L31">
        <text:list-item>
          <text:p text:style-name="P50">REVIEW </text:p>
        </text:list-item>
        <text:list-item>
          <text:p text:style-name="P50">TASK : #15 / M-47</text:p>
          <text:list>
            <text:list-item>
              <text:p text:style-name="P50">texts_47.odt</text:p>
            </text:list-item>
          </text:list>
        </text:list-item>
      </text:list>
      <text:p text:style-name="P5">[next]</text:p>
      <text:list xml:id="list3445697754663481286" text:style-name="L32">
        <text:list-item>
          <text:p text:style-name="P51">TASK</text:p>
          <text:list>
            <text:list-item>
              <text:p text:style-name="P51">#15.05 / M-47</text:p>
            </text:list-item>
          </text:list>
        </text:list-item>
        <text:list-item>
          <text:p text:style-name="P51">TASK</text:p>
          <text:list>
            <text:list-item>
              <text:p text:style-name="P51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5">[/ XXX] </text:span></text:p>
      <text:p text:style-name="P4"/>
      <text:p text:style-name="P4"/>
      <text:p text:style-name="P3">@@@</text:p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XXX</text:p>
      <text:p text:style-name="P4"/>
      <text:p text:style-name="P5">[do] <text:span text:style-name="T4">#_ </text:span></text:p>
      <text:list xml:id="list3681222123315414006" text:style-name="L40">
        <text:list-item>
          <text:p text:style-name="P55">REVIEW </text:p>
        </text:list-item>
        <text:list-item>
          <text:p text:style-name="P55">TASK-1</text:p>
        </text:list-item>
      </text:list>
      <text:p text:style-name="P5">[next]</text:p>
      <text:list xml:id="list3720103123493470042" text:style-name="L39">
        <text:list-item>
          <text:p text:style-name="P54">TASK</text:p>
        </text:list-item>
      </text:list>
      <text:p text:style-name="P6"><text:line-break/><text:span text:style-name="T5">[/ XXX] </text:span></text:p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43524281" text:continue-list="list4475141307870773163" text:style-name="L19">
        <text:list-item>
          <text:p text:style-name="P38">REVIEW </text:p>
        </text:list-item>
        <text:list-item>
          <text:p text:style-name="P38">TASK-1</text:p>
        </text:list-item>
      </text:list>
      <text:p text:style-name="P5">[next]</text:p>
      <text:list xml:id="list4882059651283961062" text:style-name="L33">
        <text:list-item>
          <text:p text:style-name="P52">TASK</text:p>
        </text:list-item>
      </text:list>
      <text:p text:style-name="P13"><text:line-break/><text:span text:style-name="T5">[/ XXX] </text:span></text:p>
      <text:p text:style-name="P13"/>
      <text:p text:style-name="P6"/>
      <text:p text:style-name="P4"/>
      <text:p text:style-name="P4"/>
      <text:p text:style-name="P5"><text:soft-page-break/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2567314545172318849" text:style-name="L34">
        <text:list-item>
          <text:p text:style-name="P53">REVIEW </text:p>
        </text:list-item>
        <text:list-item>
          <text:p text:style-name="P53">TASK-1</text:p>
          <text:list>
            <text:list-item>
              <text:p text:style-name="P53">read</text:p>
            </text:list-item>
          </text:list>
        </text:list-item>
      </text:list>
      <text:section text:style-name="Sect1" text:name="セクション8">
        <text:list xml:id="list43514676" text:continue-numbering="true" text:style-name="L34">
          <text:list-item>
            <text:list>
              <text:list-item>
                <text:list>
                  <text:list-item>
                    <text:p text:style-name="P53">aa</text:p>
                  </text:list-item>
                  <text:list-item>
                    <text:p text:style-name="P53">bb</text:p>
                  </text:list-item>
                  <text:list-item>
                    <text:p text:style-name="P53">cc</text:p>
                  </text:list-item>
                </text:list>
              </text:list-item>
            </text:list>
          </text:list-item>
        </text:list>
      </text:section>
      <text:list xml:id="list43507247" text:continue-numbering="true" text:style-name="L34">
        <text:list-item>
          <text:list>
            <text:list-item>
              <text:p text:style-name="P53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43526186" text:continue-numbering="true" text:style-name="L34">
        <text:list-item>
          <text:list>
            <text:list-item>
              <text:p text:style-name="P53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43504372" text:continue-numbering="true" text:style-name="L34">
        <text:list-item>
          <text:p text:style-name="P53">aaa</text:p>
        </text:list-item>
        <text:list-item>
          <text:p text:style-name="P53">aa</text:p>
          <text:list>
            <text:list-item>
              <text:p text:style-name="P53"/>
            </text:list-item>
          </text:list>
        </text:list-item>
      </text:list>
      <text:p text:style-name="P15"/>
      <text:p text:style-name="P5"/>
      <text:p text:style-name="P5">[next]</text:p>
      <text:list xml:id="list428273160270383736" text:style-name="L35">
        <text:list-item>
          <text:p text:style-name="P65">TASK</text:p>
        </text:list-item>
      </text:list>
      <text:p text:style-name="P5">[further]</text:p>
      <text:p text:style-name="P13"><text:line-break/><text:span text:style-name="T5">[/ XXX] </text:span></text:p>
      <text:p text:style-name="P13"><text:soft-page-break/></text:p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<text:soft-page-break/>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9">[7] res free# JVEMV6 37#23.1_X / 37. miscs / 23. CO2 / 1. mind-</text:span><text:soft-page-break/><text:span text:style-name="T9">map / 20200815_232736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064743039662463779" text:style-name="L36">
              <text:list-item>
                <text:p text:style-name="P21">C/P</text:p>
              </text:list-item>
              <text:list-item>
                <text:p text:style-name="P21">change</text:p>
                <text:list>
                  <text:list-item>
                    <text:p text:style-name="P21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4784411463963663839" text:style-name="L37">
              <text:list-item>
                <text:p text:style-name="P22">top of the title lines, change ==&gt; session number</text:p>
              </text:list-item>
              <text:list-item>
                <text:p text:style-name="P22">current session num ==&gt; increment</text:p>
              </text:list-item>
              <text:list-item>
                <text:p text:style-name="P22"><text:soft-page-break/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655927293297175390" text:style-name="L38">
              <text:list-item>
                <text:p text:style-name="P23">doc</text:p>
              </text:list-item>
              <text:list-item>
                <text:p text:style-name="P23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8-15T23:29:56.30</dc:date>
    <dc:creator>iwabuchi ken</dc:creator>
    <meta:editing-duration>P2DT7H24M8S</meta:editing-duration>
    <meta:editing-cycles>285</meta:editing-cycles>
    <meta:generator>OpenOffice/4.1.3$Win32 OpenOffice.org_project/413m1$Build-9783</meta:generator>
    <meta:document-statistic meta:table-count="14" meta:image-count="0" meta:object-count="0" meta:page-count="21" meta:paragraph-count="324" meta:word-count="1214" meta:character-count="9964"/>
  </office:meta>
</office:document-meta>
</file>